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>
            <text:p>change order of chained methods</text:p>
          </table:table-cell>
          <table:table-cell table:style-name="ce2" office:value-type="string" calcext:value-type="string">
            <text:p>retry test</text:p>
          </table:table-cell>
          <table:table-cell table:style-name="ce2" office:value-type="string" calcext:value-type="string">
            <text:p>wait for condition</text:p>
          </table:table-cell>
          <table:table-cell table:style-name="ce2" office:value-type="string" calcext:value-type="string">
            <text:p>fixed timeout</text:p>
          </table:table-cell>
          <table:table-cell table:style-name="ce2" office:value-type="string" calcext:value-type="string">
            <text:p>trace/debug</text:p>
          </table:table-cell>
          <table:table-cell table:style-name="ce2" office:value-type="string" calcext:value-type="string">
            <text:p>mocking</text:p>
          </table:table-cell>
          <table:table-cell table:style-name="ce2" office:value-type="string" calcext:value-type="string">
            <text:p>external change</text:p>
          </table:table-cell>
          <table:table-cell table:style-name="ce2" office:value-type="string" calcext:value-type="string">
            <text:p>fix setup/teardown</text:p>
          </table:table-cell>
          <table:table-cell table:style-name="ce2" office:value-type="string" calcext:value-type="string">
            <text:p>isolate state</text:p>
          </table:table-cell>
          <table:table-cell table:style-name="ce2" office:value-type="string" calcext:value-type="string">
            <text:p>fix logic</text:p>
          </table:table-cell>
          <table:table-cell table:style-name="ce2" office:value-type="string" calcext:value-type="string">
            <text:p>change/add external dep.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<text:a xlink:href="https://stackoverflow.com/questions/67375506/suggestions-to-fix-a-flaky-test-in-cypress" xlink:type="simple">https://stackoverflow.com/questions/67375506/suggestions-to-fix-a-flaky-test-in-cypress</text:a>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s://stackoverflow.com/questions/66214765/looking-for-alternatives-to-cy-wait-on-a-flaky-test-in-cypress" xlink:type="simple">https://stackoverflow.com/questions/66214765/looking-for-alternatives-to-cy-wait-on-a-flaky-test-in-cypress</text:a></text:p>
          </table:table-cell>
          <table:table-cell/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a xlink:href="https://stackoverflow.com/questions/68297617/hunt-for-root-cause-of-flaky-test-in-python" xlink:type="simple">https://stackoverflow.com/questions/68297617/hunt-for-root-cause-of-flaky-test-in-python</text:a>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stackoverflow.com/questions/48449240/robot-frameworkselenium-how-to-avoid-stale-element-error-flaky-test" xlink:type="simple">https://stackoverflow.com/questions/48449240/robot-frameworkselenium-how-to-avoid-stale-element-error-flaky-test</text:a>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stackoverflow.com/questions/57334077/how-do-you-mock-file-reading-in-clojure" xlink:type="simple">https://stackoverflow.com/questions/57334077/how-do-you-mock-file-reading-in-clojure</text:a>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stackoverflow.com/questions/55157191/how-to-wait-browser-on-protractor-e2e-test" xlink:type="simple">https://stackoverflow.com/questions/55157191/how-to-wait-browser-on-protractor-e2e-test</text:a>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stackoverflow.com/questions/20222793/how-to-fix-a-flaky-test-when-it-encounters-object-disabled-exception-from-time-t" xlink:type="simple">https://stackoverflow.com/questions/20222793/how-to-fix-a-flaky-test-when-it-encounters-object-disabled-exception-from-time-t</text:a>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stackoverflow.com/questions/68435406/ui-tests-flaky-on-ci" xlink:type="simple">https://stackoverflow.com/questions/68435406/ui-tests-flaky-on-ci</text:a>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s://stackoverflow.com/questions/58018867/flaky-tests-with-redis" xlink:type="simple">https://stackoverflow.com/questions/58018867/flaky-tests-with-redis</text:a>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stackoverflow.com/questions/53908186/kafka-test-container-flaky-tests" xlink:type="simple">https://stackoverflow.com/questions/53908186/kafka-test-container-flaky-tests</text:a>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stackoverflow.com/questions/37560303/flaky-tests-with-databasecleaner-and-transactions-how-to-debug" xlink:type="simple">https://stackoverflow.com/questions/37560303/flaky-tests-with-databasecleaner-and-transactions-how-to-debug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55286284/should-the-locators-have-awaits-and-is-that-causing-flaky-tests" xlink:type="simple">https://stackoverflow.com/questions/55286284/should-the-locators-have-awaits-and-is-that-causing-flaky-tests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23519395/npe-inside-robotium" xlink:type="simple">https://stackoverflow.com/questions/23519395/npe-inside-robotium</text:a></text:p>
          </table:table-cell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<text:a xlink:href="https://stackoverflow.com/questions/42032010/flaky-android-espresso-test-snackbar" xlink:type="simple">https://stackoverflow.com/questions/42032010/flaky-android-espresso-test-snackbar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59563027/android-flaky-viewmodel-unit-tests-with-coroutines" xlink:type="simple">https://stackoverflow.com/questions/59563027/android-flaky-viewmodel-unit-tests-with-coroutines</text:a>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36415746/android-espresso-flaky-withid-withtext-test" xlink:type="simple">https://stackoverflow.com/questions/36415746/android-espresso-flaky-withid-withtext-test</text:a>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stackoverflow.com/questions/65732319/how-to-stabilize-flaky-datetimeformatteroflocalizeddatetime-test" xlink:type="simple">https://stackoverflow.com/questions/65732319/how-to-stabilize-flaky-datetimeformatteroflocalizeddatetime-test</text:a></text:p>
          </table:table-cell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<text:a xlink:href="https://stackoverflow.com/questions/49967944/flaky-system-test-with-rails-5-1-and-vue-js" xlink:type="simple">https://stackoverflow.com/questions/49967944/flaky-system-test-with-rails-5-1-and-vue-js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52776810/flakiness-in-tests-on-android-using-livedata-rxjava-rxkotlin-and-spek" xlink:type="simple">https://stackoverflow.com/questions/52776810/flakiness-in-tests-on-android-using-livedata-rxjava-rxkotlin-and-spek</text:a>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a xlink:href="https://stackoverflow.com/questions/61560307/inputting-textfields-is-flaky-when-running-all-tests-at-once-using-parallel-test" xlink:type="simple">https://stackoverflow.com/questions/61560307/inputting-textfields-is-flaky-when-running-all-tests-at-once-using-parallel-test</text:a>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stackoverflow.com/questions/40703567/how-do-i-make-espresso-wait-until-data-binding-has-updated-the-view-with-the-dat" xlink:type="simple">https://stackoverflow.com/questions/40703567/how-do-i-make-espresso-wait-until-data-binding-has-updated-the-view-with-the-dat</text:a>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stackoverflow.com/questions/42113505/unit-under-test-reads-past-end-of-buffer-how-to-ensure-test-fails" xlink:type="simple">https://stackoverflow.com/questions/42113505/unit-under-test-reads-past-end-of-buffer-how-to-ensure-test-fails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47876218/chai-as-promised-multiple-expect-statements-in-a-single-test" xlink:type="simple">https://stackoverflow.com/questions/47876218/chai-as-promised-multiple-expect-statements-in-a-single-test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51054684/rspec-wait-alternative-to-match" xlink:type="simple">https://stackoverflow.com/questions/51054684/rspec-wait-alternative-to-match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39486537/how-to-check-expected-intent-sent-without-actually-launching-activity-in-espress" xlink:type="simple">https://stackoverflow.com/questions/39486537/how-to-check-expected-intent-sent-without-actually-launching-activity-in-espress</text:a>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stackoverflow.com/questions/39680664/testing-broadcastreceiver-with-alarmmanager" xlink:type="simple">https://stackoverflow.com/questions/39680664/testing-broadcastreceiver-with-alarmmanager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48036638/google-appengine-localsearchservice-fails-in-test-due-to-lock-contention" xlink:type="simple">https://stackoverflow.com/questions/48036638/google-appengine-localsearchservice-fails-in-test-due-to-lock-contention</text:a>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stackoverflow.com/questions/26344830/using-nonemptynavigator-metaclass-invokemethod-to-introduce-short-pause" xlink:type="simple">https://stackoverflow.com/questions/26344830/using-nonemptynavigator-metaclass-invokemethod-to-introduce-short-pause</text:a>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stackoverflow.com/questions/59264347/how-to-add-something-like-isclickable-in-my-appium-native-app-tests" xlink:type="simple">https://stackoverflow.com/questions/59264347/how-to-add-something-like-isclickable-in-my-appium-native-app-tests</text:a>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a xlink:href="https://stackoverflow.com/questions/52474999/how-to-fix-python-selenium-error-connection-refused-when-initializing-a-seleni" xlink:type="simple">https://stackoverflow.com/questions/52474999/how-to-fix-python-selenium-error-connection-refused-when-initializing-a-seleni</text:a>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<text:a xlink:href="https://stackoverflow.com/questions/42591726/espresso-not-waiting-till-activity-is-destroyed-before-creating-a-new-one-for-t" xlink:type="simple">https://stackoverflow.com/questions/42591726/espresso-not-waiting-till-activity-is-destroyed-before-creating-a-new-one-for-t</text:a></text:p>
          </table:table-cell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<text:a xlink:href="https://stackoverflow.com/questions/6139824/specflow-with-mvc-model-validation-issue" xlink:type="simple">https://stackoverflow.com/questions/6139824/specflow-with-mvc-model-validation-issue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48599228/testing-kafkastreams-applications" xlink:type="simple">https://stackoverflow.com/questions/48599228/testing-kafkastreams-applications</text:a></text:p>
          </table:table-cell>
          <table:table-cell table:number-columns-repeated="8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52076873/testing-remote-option-for-bloodhound-with-jasmine" xlink:type="simple">https://stackoverflow.com/questions/52076873/testing-remote-option-for-bloodhound-with-jasmine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36029618/espresso-properly-clear-activities-saved-instance-states" xlink:type="simple">https://stackoverflow.com/questions/36029618/espresso-properly-clear-activities-saved-instance-states</text:a>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a xlink:href="https://stackoverflow.com/questions/48027118/can-i-detect-if-an-element-button-is-clickable-in-my-rspecs" xlink:type="simple">https://stackoverflow.com/questions/48027118/can-i-detect-if-an-element-button-is-clickable-in-my-rspecs</text:a></text:p>
          </table:table-cell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a xlink:href="https://stackoverflow.com/questions/59412749/detox-detect-that-element-was-displayed" xlink:type="simple">https://stackoverflow.com/questions/59412749/detox-detect-that-element-was-displayed</text:a>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stackoverflow.com/questions/63544495/how-can-we-wait-for-a-network-request-in-cypress" xlink:type="simple">https://stackoverflow.com/questions/63544495/how-can-we-wait-for-a-network-request-in-cypress</text:a></text:p>
          </table:table-cell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table:formula="of:=SUM([.B2:.B39])" office:value-type="float" office:value="1" calcext:value-type="float">
            <text:p>1</text:p>
          </table:table-cell>
          <table:table-cell table:style-name="ce2" table:formula="of:=SUM([.C2:.C39])" office:value-type="float" office:value="1" calcext:value-type="float">
            <text:p>1</text:p>
          </table:table-cell>
          <table:table-cell table:style-name="ce2" table:formula="of:=SUM([.D2:.D39])" office:value-type="float" office:value="8" calcext:value-type="float">
            <text:p>8</text:p>
          </table:table-cell>
          <table:table-cell table:style-name="ce2" table:formula="of:=SUM([.E2:.E39])" office:value-type="float" office:value="1" calcext:value-type="float">
            <text:p>1</text:p>
          </table:table-cell>
          <table:table-cell table:style-name="ce2" table:formula="of:=SUM([.F2:.F39])" office:value-type="float" office:value="1" calcext:value-type="float">
            <text:p>1</text:p>
          </table:table-cell>
          <table:table-cell table:style-name="ce2" table:formula="of:=SUM([.G2:.G39])" office:value-type="float" office:value="6" calcext:value-type="float">
            <text:p>6</text:p>
          </table:table-cell>
          <table:table-cell table:style-name="ce2" table:formula="of:=SUM([.H2:.H39])" office:value-type="float" office:value="1" calcext:value-type="float">
            <text:p>1</text:p>
          </table:table-cell>
          <table:table-cell table:style-name="ce2" table:formula="of:=SUM([.I2:.I39])" office:value-type="float" office:value="4" calcext:value-type="float">
            <text:p>4</text:p>
          </table:table-cell>
          <table:table-cell table:style-name="ce2" table:formula="of:=SUM([.J2:.J39])" office:value-type="float" office:value="3" calcext:value-type="float">
            <text:p>3</text:p>
          </table:table-cell>
          <table:table-cell table:style-name="ce2" table:formula="of:=SUM([.K2:.K39])" office:value-type="float" office:value="12" calcext:value-type="float">
            <text:p>12</text:p>
          </table:table-cell>
          <table:table-cell table:style-name="ce2" table:formula="of:=SUM([.L2:.L39])"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" meta:object-count="0"/>
    <meta:generator>LibreOfficeDev/6.0.5.2$Linux_X86_64 LibreOffice_project/</meta:generator>
  </office:meta>
</office:document-meta>
</file>